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992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6.53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value-type" style:repeat-content="false"/>
      <style:paragraph-properties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T1"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8" office:value-type="string" calcext:value-type="string">
            <text:p>NetT</text:p>
          </table:table-cell>
          <table:table-cell table:style-name="ce18" office:value-type="string" calcext:value-type="string">
            <text:p>ExeT</text:p>
          </table:table-cell>
          <table:table-cell table:style-name="ce18" office:value-type="string" calcext:value-type="string">
            <text:p>PF</text:p>
          </table:table-cell>
          <table:table-cell table:style-name="ce18"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table-cell office:value-type="string" calcext:value-type="string">
            <text:p>https://citeseerx.ist.psu.edu/viewdoc/download?doi=10.1.1.120.2651&amp;rep=rep1&amp;type=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style-name="ce7" office:value-type="string" calcext:value-type="string">
            <text:p>10.1007/978-3-642-04444-1_13</text:p>
          </table:table-cell>
          <table:table-cell office:value-type="string" calcext:value-type="string">
            <text:p>https://link.springer.com/content/pdf/10.1007/978-3-642-04444-1_13.pdf</text:p>
          </table:table-cell>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style-name="ce7" office:value-type="string" calcext:value-type="string">
            <text:p>r</text:p>
          </table:table-cell>
          <table:table-cell office:value-type="string" calcext:value-type="string">
            <text:p>https://citeseerx.ist.psu.edu/viewdoc/download?doi=10.1.1.161.2189&amp;rep=rep1&amp;type=pdf</text:p>
          </table:table-cell>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2"/>
          <table:table-cell table:style-name="ce15"/>
          <table:table-cell table:number-columns-repeated="1004"/>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 follow-up paper/project to ASAP</text:p>
          </table:table-cell>
          <table:table-cell office:value-type="string" calcext:value-type="string">
            <text:p>x</text:p>
          </table:table-cell>
          <table:table-cell table:number-columns-repeated="8"/>
          <table:table-cell office:value-type="string" calcext:value-type="string">
            <text:p>https://github.com/tammok/PRISMA/</text:p>
          </table:table-cell>
          <table:table-cell table:number-columns-repeated="100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Luo et al.</text:p>
          </table:table-cell>
          <table:table-cell office:value-type="float" office:value="2019" calcext:value-type="float">
            <text:p>2019</text:p>
          </table:table-cell>
          <table:table-cell table:style-name="ce7" office:value-type="string" calcext:value-type="string">
            <text:p>X. Luo, D. Chen, Y. Wang, and P. Xie, “A Type-Aware Approach to Message Clustering for Protocol Reverse Engineering,” Sensors, vol. 19, no. 3, p. 716, Feb. 2019, doi: <text:a xlink:href="https://doi.org/10.3390/s19030716" xlink:type="simple">10.3390/s19030716</text:a>. </text:p>
          </table:table-cell>
          <table:table-cell table:style-name="ce11" office:value-type="string" calcext:value-type="string">
            <text:p><text:span text:style-name="T1"><text:a xlink:href="https://doi.org/10.3390/s19030716" xlink:type="simple">10.3390/s19030716</text:a></text:span></text:p>
          </table:table-cell>
          <table:table-cell office:value-type="string" calcext:value-type="string">
            <text:p>https://www.mdpi.com/1424-8220/19/3/716/pdf</text:p>
          </table:table-cell>
          <table:table-cell office:value-type="string" calcext:value-type="string">
            <text:p>From abstract: “[…] this study proposes a type-aware approach to message clustering guided by type information. The approach regards a message as a combination of n-grams, and it employs the Latent Dirichlet Allocation (LDA) model to characterize messages with types and n-grams via inferring the type distribution of each message.”</text:p>
          </table:table-cell>
          <table:table-cell table:number-columns-repeated="1013"/>
        </table:table-row>
        <table:table-row table:style-name="ro4">
          <table:table-cell office:value-type="string" calcext:value-type="string">
            <text:p>Esoul and Walkinshaw</text:p>
          </table:table-cell>
          <table:table-cell office:value-type="float" office:value="2017" calcext:value-type="float">
            <text:p>2017</text:p>
          </table:table-cell>
          <table:table-cell table:style-name="ce7" office:value-type="string" calcext:value-type="string">
            <text:p>O. Esoul and N. Walkinshaw, “Using Segment-Based Alignment to Extract Packet Structures from Network Traces,” in 2017 IEEE International Conference on Software Quality, Reliability and Security (QRS), Prague, Czech Republic, Jul. 2017, pp. 398–409, doi: <text:a xlink:href="https://doi.org/10.1109/QRS.2017.49" xlink:type="simple">10.1109/QRS.2017.49</text:a>. </text:p>
          </table:table-cell>
          <table:table-cell table:style-name="ce7" office:value-type="string" calcext:value-type="string">
            <text:p><text:a xlink:href="https://doi.org/10.1109/QRS.2017.49" xlink:type="simple">10.1109/QRS.2017.49</text:a></text:p>
          </table:table-cell>
          <table:table-cell office:value-type="string" calcext:value-type="string">
            <text:p>https://leicester.figshare.com/articles/Using_Segment-Based_Alignment_to_Extract_Packet_Structures_from_Network_Traces/10236467/files/18473123.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Sun et al.</text:p>
          </table:table-cell>
          <table:table-cell office:value-type="float" office:value="2019" calcext:value-type="float">
            <text:p>2019</text:p>
          </table:table-cell>
          <table:table-cell table:style-name="ce7" office:value-type="string" calcext:value-type="string">
            <text:p>F. Sun, S. Wang, C. Zhang, and H. Zhang, “Unsupervised field segmentation of unknown protocol messages,” Computer Communications, vol. 146, pp. 121–130, Oct. 2019, doi: <text:a xlink:href="https://doi.org/10.1016/j.comcom.2019.06.013" xlink:type="simple">10.1016/j.comcom.2019.06.013</text:a>. </text:p>
          </table:table-cell>
          <table:table-cell table:style-name="ce11" office:value-type="string" calcext:value-type="string">
            <text:p><text:span text:style-name="T1"><text:a xlink:href="https://doi.org/10.1016/j.comcom.2019.06.013" xlink:type="simple">10.1016/j.comcom.2019.06.013</text:a></text:span></text:p>
          </table:table-cell>
          <table:table-cell/>
          <table:table-cell office:value-type="string" calcext:value-type="string">
            <text:p>Please review</text:p>
          </table:table-cell>
          <table:table-cell table:number-columns-repeated="1013"/>
        </table:table-row>
        <table:table-row table:style-name="ro3">
          <table:table-cell office:value-type="string" calcext:value-type="string">
            <text:p>Whalen et al.</text:p>
          </table:table-cell>
          <table:table-cell office:value-type="float" office:value="2010" calcext:value-type="float">
            <text:p>2010</text:p>
          </table:table-cell>
          <table:table-cell table:style-name="ce7" office:value-type="string" calcext:value-type="string">
            <text:p>S. Whalen, M. Bishop, and J. P. Crutchfield, “Hidden Markov Models for Automated Protocol Learning,” in Security and Privacy in Communication Networks, vol. 50, S. Jajodia and J. Zhou, Eds. Berlin, Heidelberg: Springer Berlin Heidelberg, 2010, pp. 415–428. </text:p>
          </table:table-cell>
          <table:table-cell table:style-name="ce7" office:value-type="string" calcext:value-type="string">
            <text:p>10.1007/978-3-642-16161-2_24</text:p>
          </table:table-cell>
          <table:table-cell office:value-type="string" calcext:value-type="string">
            <text:p>http://nob.cs.ucdavis.edu/bishop/papers/2010-securecomm/markov.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3">
          <table:table-cell office:value-type="string" calcext:value-type="string">
            <text:p>Li et al.</text:p>
          </table:table-cell>
          <table:table-cell office:value-type="float" office:value="2015" calcext:value-type="float">
            <text:p>2015</text:p>
          </table:table-cell>
          <table:table-cell table:style-name="ce7" office:value-type="string" calcext:value-type="string">
            <text:p>H. Li, B. Shuai, J. Wang, and C. Tang, “Protocol Reverse Engineering Using LDA and Association Analysis,” in 2015 11th International Conference on Computational Intelligence and Security (CIS), Shenzhen, China, Dec. 2015, pp. 312–316, doi: <text:a xlink:href="https://doi.org/10.1109/CIS.2015.83" xlink:type="simple">10.1109/CIS.2015.83</text:a>. </text:p>
          </table:table-cell>
          <table:table-cell table:style-name="ce13" office:value-type="string" calcext:value-type="string">
            <text:p><text:a xlink:href="https://doi.org/10.1109/CIS.2015.83" xlink:type="simple">10.1109/CIS.2015.83</text:a></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1">
          <table:table-cell office:value-type="string" calcext:value-type="string">
            <text:p>PRE-Bin</text:p>
          </table:table-cell>
          <table:table-cell office:value-type="float" office:value="2016" calcext:value-type="float">
            <text:p>2016</text:p>
          </table:table-cell>
          <table:table-cell table:style-name="ce7" office:value-type="string" calcext:value-type="string">
            <text:p>S. Tao, H. Yu, and Q. Li, “Bit‐oriented format extraction approach for automatic binary protocol reverse engineering,” IET Communications, vol. 10, no. 6, pp. 709–716, Apr. 2016, doi: <text:a xlink:href="https://doi.org/10.1049/iet-com.2015.0797" xlink:type="simple">10.1049/iet-com.2015.0797</text:a>. </text:p>
          </table:table-cell>
          <table:table-cell table:style-name="ce7" office:value-type="string" calcext:value-type="string">
            <text:p><text:a xlink:href="https://doi.org/10.1049/iet-com.2015.0797" xlink:type="simple">10.1049/iet-com.2015.0797</text:a></text:p>
          </table:table-cell>
          <table:table-cell office:value-type="string" calcext:value-type="string">
            <text:p>https://www.researchgate.net/profile/Si_Yu_Tao/publication/298803896_Bit-oriented_format_extraction_approach_for_automatic_binary_protocol_reverse_engineering/links/5cef30e64585153c3da53f0e/Bit-oriented-format-extraction-approach-for-automatic-binary-protocol-reverse-engineering.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Xiao et al.</text:p>
          </table:table-cell>
          <table:table-cell office:value-type="float" office:value="2016" calcext:value-type="float">
            <text:p>2016</text:p>
          </table:table-cell>
          <table:table-cell table:style-name="ce7" office:value-type="string" calcext:value-type="string">
            <text:p>M.-M. Xiao, S.-L. Zhang, and Y.-P. Luo, “Automatic network protocol message format analysis,” IFS, vol. 31, no. 4, pp. 2271–2279, Sep. 2016, doi: <text:a xlink:href="https://doi.org/10.3233/JIFS-169067" xlink:type="simple">10.3233/JIFS-169067</text:a>. </text:p>
          </table:table-cell>
          <table:table-cell table:style-name="ce7" office:value-type="string" calcext:value-type="string">
            <text:p>10.3233/JIFS-169067</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NEMESYS</text:p>
          </table:table-cell>
          <table:table-cell office:value-type="float" office:value="2018" calcext:value-type="float">
            <text:p>2018</text:p>
          </table:table-cell>
          <table:table-cell table:style-name="ce7" office:value-type="string" calcext:value-type="string">
            <text:p>S. Kleber, H. Kopp, and F. Kargl, “{NEMESYS}: Network message syntax reverse engineering by analysis of the intrinsic structure of individual messages,” 2018. </text:p>
          </table:table-cell>
          <table:table-cell/>
          <table:table-cell office:value-type="string" calcext:value-type="string">
            <text:p>https://www.usenix.org/system/files/conference/woot18/woot18-paper-kleber.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https://github.com/vs-uulm/nemesys</text:p>
          </table:table-cell>
          <table:table-cell table:number-columns-repeated="1003"/>
        </table:table-row>
        <table:table-row table:style-name="ro2">
          <table:table-cell office:value-type="string" calcext:value-type="string">
            <text:p>PREUGI</text:p>
          </table:table-cell>
          <table:table-cell office:value-type="float" office:value="2017" calcext:value-type="float">
            <text:p>2017</text:p>
          </table:table-cell>
          <table:table-cell table:style-name="ce7" office:value-type="string" calcext:value-type="string">
            <text:p>M.-M. Xiao and Y.-P. Luo, “Automatic protocol reverse engineering using grammatical inference,” IFS, vol. 32, no. 5, pp. 3585–3594, Apr. 2017, doi: <text:a xlink:href="https://doi.org/10.3233/JIFS-169294" xlink:type="simple">10.3233/JIFS-169294</text:a>. </text:p>
          </table:table-cell>
          <table:table-cell table:style-name="ce7" office:value-type="string" calcext:value-type="string">
            <text:p>10.3233/JIFS-169294</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09"/>
        </table:table-row>
        <table:table-row table:style-name="ro2">
          <table:table-cell office:value-type="string" calcext:value-type="string">
            <text:p>AutoFuzz</text:p>
          </table:table-cell>
          <table:table-cell office:value-type="float" office:value="2010" calcext:value-type="float">
            <text:p>2010</text:p>
          </table:table-cell>
          <table:table-cell table:style-name="ce7" office:value-type="string" calcext:value-type="string">
            <text:p>S. Gorbunov and A. Rosenbloom, “Autofuzz: Automated network protocol fuzzing framework,” IJCSNS, vol. 10, no. 8, p. 239, 2010. </text:p>
          </table:table-cell>
          <table:table-cell/>
          <table:table-cell office:value-type="string" calcext:value-type="string">
            <text:p>people.csail.mit.edu/sergeyg/publications/autofuzz.pdf</text:p>
          </table:table-cell>
          <table:table-cell office:value-type="string" calcext:value-type="string">
            <text:p>Please review</text:p>
          </table:table-cell>
          <table:table-cell office:value-type="string" calcext:value-type="string">
            <text:p>x</text:p>
          </table:table-cell>
          <table:table-cell/>
          <table:table-cell table:number-columns-repeated="2" office:value-type="string" calcext:value-type="string">
            <text:p>x</text:p>
          </table:table-cell>
          <table:table-cell table:number-columns-repeated="1009"/>
        </table:table-row>
        <table:table-row table:style-name="ro1" table:number-rows-repeated="1048505">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70"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7">00.00.0000</text:date>, <text:time style:data-style-name="N2" text:time-value="15:01:06.932660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2T10:26:29.646084304</meta:creation-date>
    <dc:date>2021-05-27T15:02:18.159957087</dc:date>
    <meta:editing-duration>P3DT14H51M</meta:editing-duration>
    <meta:editing-cycles>98</meta:editing-cycles>
    <meta:generator>LibreOffice/7.0.6.2$Linux_X86_64 LibreOffice_project/00$Build-2</meta:generator>
    <meta:document-statistic meta:table-count="1" meta:cell-count="576" meta:object-count="0"/>
  </office:meta>
</office:document-meta>
</file>